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5-2014</text:p>
      <text:p text:style-name="P44"><text:span text:style-name="T5">Maturín, </text:span><text:span text:style-name="Fuente_20_de_20_párrafo_20_predeter."><text:span text:style-name="T3">11</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n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8-2014</text:span><text:span text:style-name="T14"> </text:span><text:span text:style-name="T8">DE FECHA 09-06-2014</text:span></text:p>
      <text:p text:style-name="P36"/>
      <text:p text:style-name="P29"><text:span text:style-name="T8">OBJETO: </text:span><text:span text:style-name="T9">Adquisición de Enfriadores de agua para uso exclusivo de é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ENTRO HOGAR 3 ELEFANTES,C.A<text:line-break/>- Oferta "B": FARAON ELECTRONIC,  C.A.<text:line-break/>- Oferta "C": GENERAL MUEBLES,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0</text:p>
          </table:table-cell>
          <table:table-cell table:style-name="Tabla4.E2" office:value-type="string">
            <text:p text:style-name="P43"><text:span text:style-name="T12">5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ENTRO HOGAR 3 ELEFANTES,C.A</text:span></text:p>
          </table:table-cell>
          <table:table-cell table:style-name="Tabla3.A3" office:value-type="string">
            <text:p text:style-name="P49">Oferta mas Economica<text:line-break/><text:line-break/>Monto oferta "A"</text:p>
          </table:table-cell>
          <table:table-cell table:style-name="Tabla3.A3" office:value-type="string">
            <text:p text:style-name="P49">31.197,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FARAON ELECTRONIC,  C.A.</text:span></text:p>
          </table:table-cell>
          <table:table-cell table:style-name="Tabla3.A3" office:value-type="string">
            <text:p text:style-name="P49">Oferta mas Economica<text:line-break/><text:line-break/>Monto oferta "B"</text:p>
          </table:table-cell>
          <table:table-cell table:style-name="Tabla3.A3" office:value-type="string">
            <text:p text:style-name="P49">31.197,00<text:line-break/><text:line-break/><text:line-break/>31.197,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GENERAL MUEBLES, C.A.</text:span></text:p>
          </table:table-cell>
          <table:table-cell table:style-name="Tabla3.A3" office:value-type="string">
            <text:p text:style-name="P49">Oferta mas Economica<text:line-break/><text:line-break/>Monto oferta "C"</text:p>
          </table:table-cell>
          <table:table-cell table:style-name="Tabla3.A3" office:value-type="string">
            <text:p text:style-name="P49">31.197,00<text:line-break/><text:line-break/><text:line-break/>40.164,00</text:p>
          </table:table-cell>
          <table:table-cell table:style-name="Tabla3.A3" office:value-type="string">
            <text:p text:style-name="P49">0,78</text:p>
          </table:table-cell>
          <table:table-cell table:style-name="Tabla3.A3" office:value-type="string">
            <text:p text:style-name="P50">40</text:p>
          </table:table-cell>
          <table:table-cell table:style-name="Tabla3.F3" office:value-type="string">
            <text:p text:style-name="P4">31,07</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ENTRO HOGAR 3 ELEFANTES,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FARAON ELECTRONIC,  C.A.</text:p>
          </table:table-cell>
          <table:table-cell table:style-name="Tabla1.A2" office:value-type="string">
            <text:p text:style-name="P42">50</text:p>
          </table:table-cell>
          <table:table-cell table:style-name="Tabla1.A2" office:value-type="string">
            <text:p text:style-name="P42">40,00</text:p>
          </table:table-cell>
          <table:table-cell table:style-name="Tabla1.A1" office:value-type="string">
            <text:p text:style-name="P3">90,00</text:p>
          </table:table-cell>
        </table:table-row>
        <table:table-row table:style-name="Tabla1.4">
          <table:table-cell table:style-name="Tabla1.A2" office:value-type="string">
            <text:p text:style-name="P2">"C"</text:p>
          </table:table-cell>
          <table:table-cell table:style-name="Tabla1.A2" office:value-type="string">
            <text:p text:style-name="P42">GENERAL MUEBLES, C.A.</text:p>
          </table:table-cell>
          <table:table-cell table:style-name="Tabla1.A2" office:value-type="string">
            <text:p text:style-name="P42">40</text:p>
          </table:table-cell>
          <table:table-cell table:style-name="Tabla1.A2" office:value-type="string">
            <text:p text:style-name="P42">31,07</text:p>
          </table:table-cell>
          <table:table-cell table:style-name="Tabla1.A1" office:value-type="string">
            <text:p text:style-name="P3">71,07</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FARAÓN ELECTRONIC, C.A, GENERAL MUEBLE,C.A y CENTRO HOGAR 3 ELEFANTES,C.A  para el Procedimiento Nº CEM-PC-02-01-0028-2014, realizado bajo la modalidad de Consulta de Precio, para Adquisición de Enfriadores de agua para uso exclusivo de éste Órgano Contralor., quienes cuentan con experiencia en todo lo relacionado con el ramo, de las cuales solo FARAÓN ELECTRONIC, C.A y GENERAL MUEBLE,C.A  presentaron ofertas, de igual manera se efectuó la revisión y análisis de la documentación contenida en el expediente administrativo, a la luz de la normativa legal vigente, esta Dirección concluye que en el caso bajo análisis, que de las empresas oferentes, FARAÓN ELECTRONIC, C.A es quien cumple con las especificaciones técnicas establecidas en las invitaciones, ofertando todos los reglones requeridos a menor costo, ofreciendo además calidad de servicio y tiempo de respuesta.</text:p>
      <text:p text:style-name="P32"/>
      <text:p text:style-name="P27"/>
      <text:p text:style-name="P12">RECOMENDACIÓN:</text:p>
      <text:p text:style-name="P17">En atención al estudio y análisis realizado a las ofertas presentadas, y que existe disponibilidad presupuestaria y financiera, ésta Unidad Contratante determinó que la empresa FARAÓN ELECTRONIC, C.A califica como ganadora en el presente procedimiento de selección de contratistas, por ajustarse al requerimiento según las especificaciones preestablecidas, contando además con servicio en todo lo relacionado con con el ramo de la cerrajería,aspectos que nos permiten realizar la siguiente recomendación. <text:line-break/><text:line-break/>Se recomienda de conformidad con lo previsto en el artículo 85 de la Ley de Contrataciones Públicas; publicada en Gaceta Oficial de la República Bolivariana de Venezuela Nº 39.503 de fecha 06/09/2010, OTORGAR la adjudicación para el procedimiento Nº CEM-PC-02-01-0028-2014 realizado bajo la modalidad de Consulta de Precio, para Adquisición de Enfriadores de agua para uso exclusivo de éste Órgano Contralor. a la empresa la empresa FARAÓN ELECTRONIC, C.A Rif J-31527155-9. Por un monto de TREINTA Y UN MIL CIENTO NOVENTA Y SIETE BOLÍVARES  (Bs 31.197,00), incluye IVA, para los siguientes renglone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